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>
      <loext:graphic-properties draw:fill="none" draw:fill-color="#ffffff"/>
      <style:text-properties style:font-name="Geneva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style:font-name="Geneva" fo:font-size="10pt" style:font-size-asian="10pt" style:font-size-complex="10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0.0634in" svg:y="1.1827in" svg:width="3.8862in" svg:height="0.844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2.1319in" svg:y="0.3402in" svg:width="2.6319in" svg:height="1.6457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1"><draw:frame text:anchor-type="paragraph" draw:z-index="2" draw:name="Shape1" draw:style-name="gr1" draw:text-style-name="P2" svg:width="1.8606in" svg:height="0.2142in" svg:x="-0.0181in" svg:y="0.3374in"><draw:text-box><text:p><text:span text:style-name="T1">Rectangle(100,50,25,10)</text:span></text:p></draw:text-box></draw:frame><draw:line text:anchor-type="paragraph" draw:z-index="3" draw:name="Shape2" draw:style-name="gr2" draw:text-style-name="P3" svg:x1="-0.0634in" svg:y1="0.5559in" svg:x2="1.9677in" svg:y2="0.5457in"><text:p/></draw:line><draw:line text:anchor-type="paragraph" draw:z-index="4" draw:name="Shape3" draw:style-name="gr2" draw:text-style-name="P3" svg:x1="1.374in" svg:y1="0.8374in" svg:x2="0.4102in" svg:y2="0.827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10:30:40.875517000</dc:date>
    <meta:editing-duration>PT14M34S</meta:editing-duration>
    <meta:editing-cycles>2</meta:editing-cycles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873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</style:style>
    <style:style style:name="T1" style:family="text">
      <style:text-properties fo:color="#000000" style:font-name="Geneva" fo:font-size="10pt" style:text-underline-style="solid" style:text-underline-width="auto" style:text-underline-color="font-color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48cm" svg:height="1.778cm" svg:x="0cm" svg:y="0.127cm">
          <text:p/>
        </draw:rect>
        <draw:frame draw:style-name="gr2" draw:text-style-name="P3" draw:layer="layout" svg:width="2.074cm" svg:height="0.873cm" svg:x="1.147cm" svg:y="0.118cm">
          <draw:text-box>
            <text:p text:style-name="P2"><text:span text:style-name="T1">:Rectangle</text:span></text:p>
          </draw:text-box>
        </draw:frame>
        <draw:line draw:style-name="gr3" draw:text-style-name="P4" draw:layer="layout" svg:x1="0cm" svg:y1="0.635cm" svg:x2="4.445cm" svg:y2="0.635cm">
          <text:p/>
        </draw:line>
        <draw:frame draw:style-name="gr4" draw:text-style-name="P4" draw:layer="layout" svg:width="4.163cm" svg:height="0.917cm" svg:x="0.176cm" svg:y="0.811cm">
          <draw:text-box>
            <text:p text:style-name="P2"><text:span text:style-name="T2">length = 25</text:span><text:span text:style-name="T2"><text:tab/></text:span><text:span text:style-name="T2">x = 100</text:span></text:p>
            <text:p text:style-name="P2"><text:span text:style-name="T2">width = 10</text:span><text:span text:style-name="T2"><text:tab/></text:span><text:span text:style-name="T2">y = 50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01cm" fo:page-height="2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9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1.419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1.405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style:text-underline-style="solid" style:text-underline-width="auto" style:text-underline-color="font-color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6.632cm" svg:height="4.163cm" svg:x="0.035cm" svg:y="0cm">
          <text:p/>
        </draw:rect>
        <draw:line draw:style-name="gr2" draw:text-style-name="P2" draw:layer="layout" svg:x1="0cm" svg:y1="0.65cm" svg:x2="6.65cm" svg:y2="0.65cm">
          <text:p/>
        </draw:line>
        <draw:line draw:style-name="gr2" draw:text-style-name="P2" draw:layer="layout" svg:x1="0cm" svg:y1="2.428cm" svg:x2="6.65cm" svg:y2="2.428cm">
          <text:p/>
        </draw:line>
        <draw:frame draw:style-name="gr3" draw:text-style-name="P2" draw:layer="layout" svg:width="2.081cm" svg:height="0.49cm" svg:x="2.187cm" svg:y="0.106cm">
          <draw:text-box>
            <text:p text:style-name="P3"><text:span text:style-name="T1">Rectangle</text:span></text:p>
          </draw:text-box>
        </draw:frame>
        <draw:frame draw:style-name="gr4" draw:text-style-name="P2" draw:layer="layout" svg:width="3.087cm" svg:height="1.419cm" svg:x="0.247cm" svg:y="0.715cm">
          <draw:text-box>
            <text:p text:style-name="P3"><text:span text:style-name="T2">nRectangles= 1</text:span></text:p>
            <text:p text:style-name="P3"><text:span text:style-name="T1">length: int</text:span></text:p>
            <text:p text:style-name="P3"><text:span text:style-name="T1">width: int</text:span></text:p>
          </draw:text-box>
        </draw:frame>
        <draw:frame draw:style-name="gr5" draw:text-style-name="P2" draw:layer="layout" svg:width="6.456cm" svg:height="1.405cm" svg:x="0.141cm" svg:y="2.662cm">
          <draw:text-box>
            <text:p text:style-name="P3"><text:span text:style-name="T1">Rectangle(x:int,y:int,l:int, w:int)</text:span></text:p>
            <text:p text:style-name="P3"><text:span text:style-name="T1">calculateArea(): int</text:span></text:p>
            <text:p text:style-name="P3"><text:span text:style-name="T1">draw()</text:span></text:p>
          </draw:text-box>
        </draw:frame>
        <draw:frame draw:style-name="gr6" draw:text-style-name="P2" draw:layer="layout" svg:width="0.811cm" svg:height="0.917cm" svg:x="4.18cm" svg:y="1.323cm">
          <draw:text-box>
            <text:p text:style-name="P3"><text:span text:style-name="T1">x:int</text:span></text:p>
            <text:p text:style-name="P3"><text:span text:style-name="T1">y:in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685cm" fo:page-height="4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